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paragraph-rsid="00032e4c"/>
    </style:style>
    <style:style style:name="P2" style:family="paragraph" style:parent-style-name="Preformatted_20_Text">
      <style:text-properties officeooo:rsid="00032e4c" officeooo:paragraph-rsid="00032e4c"/>
    </style:style>
    <style:style style:name="P3" style:family="paragraph" style:parent-style-name="Preformatted_20_Text">
      <style:text-properties officeooo:rsid="0004178c" officeooo:paragraph-rsid="0004178c"/>
    </style:style>
    <style:style style:name="P4" style:family="paragraph" style:parent-style-name="Preformatted_20_Text">
      <style:text-properties officeooo:rsid="0004178c" officeooo:paragraph-rsid="0006f20c"/>
    </style:style>
    <style:style style:name="P5" style:family="paragraph" style:parent-style-name="Preformatted_20_Text">
      <style:text-properties officeooo:rsid="0006f20c" officeooo:paragraph-rsid="0006f20c"/>
    </style:style>
    <style:style style:name="P6" style:family="paragraph" style:parent-style-name="Preformatted_20_Text">
      <style:text-properties fo:color="#ce181e"/>
    </style:style>
    <style:style style:name="P7" style:family="paragraph" style:parent-style-name="Preformatted_20_Text">
      <style:text-properties fo:color="#ce181e" officeooo:paragraph-rsid="00032e4c"/>
    </style:style>
    <style:style style:name="P8" style:family="paragraph" style:parent-style-name="Preformatted_20_Text">
      <style:text-properties officeooo:rsid="0008db1c" officeooo:paragraph-rsid="0008db1c"/>
    </style:style>
    <style:style style:name="T1" style:family="text">
      <style:text-properties officeooo:rsid="00032e4c"/>
    </style:style>
    <style:style style:name="T2" style:family="text">
      <style:text-properties officeooo:rsid="00050c3a"/>
    </style:style>
    <style:style style:name="T3" style:family="text">
      <style:text-properties officeooo:rsid="00090c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text:p>
      <text:p text:style-name="P1"/>
      <text:p text:style-name="P7">Teil des Abschlussberichts soll ein Abschnitt über unsere Erfahrungen aus dem Projekt sein. Insbesondere soll es um "Klarheit der Aufgabe, unerwartete Probleme, Zusammenspiel der Teams, Entwicklungsmethodik etc." gehen. Ich bitte daher jede/n von euch, bis kommenden Freitag über diese Themen nachzudenken und ein paar Sätze dazu entweder direkt in den Abschlussbericht oder hier per Mail zu schreiben.</text:p>
      <text:p text:style-name="Preformatted_20_Text"/>
      <text:p text:style-name="P3">Die Aufgaben waren meistens klar. Es gab Schwierigkeiten bei der Umsetzung der Ideen, wie die Datenbank aussieht und funktioniert, in den Code, und zwar:</text:p>
      <text:p text:style-name="P4">- wir mussten zuerst ElasticSearch <text:span text:style-name="T2">und Java API</text:span> <text:span text:style-name="T2">kennenlernen und dann anwenden.</text:span></text:p>
      <text:p text:style-name="P4"><text:span text:style-name="T2">Wann wir mit dem Erlernen von Java API für ElasticSearch fertig waren, gab es deutlich weniger Probleme und Schwierigkeiten. Am Anfang gab es auch Zeitdruck, da man alle Komponente zusammensetzen sollte. Letztendlich wurde alles richtig implementiert und fast problemlos auf dem Server ausgeführt.</text:span></text:p>
      <text:p text:style-name="P5">Die Zusammenarbeit von dem Datenbankteam war gut. Wir haben meistens passende für alle Mitglieder Zeit gefunden, um den Fortschritt und unsere Ergebnisse zu besprechen.</text:p>
      <text:p text:style-name="P5">Unsere Entwicklungsmethodik besteht darin, dass wir die Aufgaben für Datenbankteam zwischen einander verteilen und bei Unklarheiten und Schwierigkeiten alle zusammen nach der Lösung suchen. Diese Methodik ist nichts Besonderes, aber die war für uns vollkommen hinreichend.</text:p>
      <text:p text:style-name="P5"/>
      <text:p text:style-name="Preformatted_20_Text"/>
      <text:p text:style-name="P2">2</text:p>
      <text:p text:style-name="P2"/>
      <text:p text:style-name="P6">Erfahrungen aus dem Projekt</text:p>
      <text:p text:style-name="P6"/>
      <text:p text:style-name="P8">Nach dem Projekt haben wir gelernt, wie man mit Java API für ElasticSearch arbeitet. Auch haben wir neue Algorithmen für Datenbankverwaltung mit Hilfe von ElasticSearch erlernt (MoreLikeThisQuery, <text:span text:style-name="T3">MatchQuery u.s.w.</text:span>). Sehr wichtige, notwendige und interessante Erfahrung haben wir im Institut von BfR gesammelt. Wir haben einen neuen Blick auf Gesellschaft, Tierversuche und Wissenschaft bekommen. <text:span text:style-name="T3">Jede(r) von unserem Team hat auch eigene einzigartige Erfahrung, die sich von den Erfahrungen der anderen unterscheidet: Sedir (Teamleader) hat mehr mit der Zusammensetzung zwischen der Datenbank und anderen Komponenten gearbeitet, Volha hat hauptsächlich den Suchalgorithmus implementiert, Oleksandr hat Dokumentation und einige Berichte erstellt. Aber wie gesagt, alle haben sich mehr oder minder mit der Implementation von der Datenbank und dazugehörigen Komponenten beschäftigt.</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5T21:19:45.458000000</dc:date>
    <meta:editing-duration>PT9M26S</meta:editing-duration>
    <meta:editing-cycles>2</meta:editing-cycles>
    <meta:generator>LibreOffice/5.4.2.2$Windows_x86 LibreOffice_project/22b09f6418e8c2d508a9eaf86b2399209b0990f4</meta:generator>
    <meta:document-statistic meta:table-count="0" meta:image-count="0" meta:object-count="0" meta:page-count="1" meta:paragraph-count="10" meta:word-count="318" meta:character-count="2279" meta:non-whitespace-character-count="1971"/>
  </office:meta>
</office:document-meta>
</file>